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  <style:text-properties officeooo:rsid="00096a22" officeooo:paragraph-rsid="00096a22"/>
    </style:style>
    <style:style style:name="P9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0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officeooo:paragraph-rsid="00134455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bold" officeooo:rsid="0010b113" officeooo:paragraph-rsid="0010b113" style:font-name-asian="Times New Roman1" style:font-size-asian="10.5pt" style:font-weight-asian="bold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2pt" fo:font-weight="normal" officeooo:rsid="0010b113" officeooo:paragraph-rsid="0010b113" style:font-name-asian="Times New Roman1" style:font-size-asian="10.5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6.5in" style:type="right"/>
        </style:tab-stops>
      </style:paragraph-properties>
      <style:text-properties officeooo:paragraph-rsid="00134455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134455"/>
    </style:style>
    <style:style style:name="P16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7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8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paragraph-rsid="000ec7dc" style:font-name-asian="Times New Roman1" style:font-size-asian="12pt" style:font-weight-asian="normal" style:font-name-complex="Times New Roman1" style:font-size-complex="12pt"/>
    </style:style>
    <style:style style:name="P19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rsid="000ec7dc" officeooo:paragraph-rsid="000e52cc" style:font-name-asian="Times New Roman1" style:font-size-asian="12pt" style:font-weight-asian="normal" style:font-name-complex="Times New Roman1" style:font-size-complex="12pt"/>
    </style:style>
    <style:style style:name="P20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rsid="0010b113" officeooo:paragraph-rsid="0010b113" style:font-name-asian="Times New Roman1" style:font-size-asian="12pt" style:font-weight-asian="normal" style:font-name-complex="Times New Roman1" style:font-size-complex="12pt"/>
    </style:style>
    <style:style style:name="P21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T1" style:family="text"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" style:family="text">
      <style:text-properties fo:color="#000000" style:text-position="0% 100%" style:font-name="Times New Roman" fo:font-size="12pt" fo:font-weight="normal" officeooo:rsid="00068bdb" style:font-name-asian="Times New Roman1" style:font-size-asian="12pt" style:font-weight-asian="normal" style:font-name-complex="Times New Roman1" style:font-size-complex="12pt"/>
    </style:style>
    <style:style style:name="T3" style:family="text">
      <style:text-properties fo:color="#000000" style:text-position="0% 100%" style:font-name="Times New Roman" fo:font-size="12pt" fo:font-weight="normal" officeooo:rsid="00092119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fo:color="#000000" style:text-position="0% 100%" style:font-name="Times New Roman" fo:font-size="12pt" fo:font-weight="normal" officeooo:rsid="000f6baf" style:font-name-asian="Times New Roman1" style:font-size-asian="12pt" style:font-weight-asian="normal" style:font-name-complex="Times New Roman1" style:font-size-complex="12pt"/>
    </style:style>
    <style:style style:name="T5" style:family="text">
      <style:text-properties fo:color="#000000" style:text-position="0% 100%" style:font-name="Times New Roman" fo:font-size="12pt" fo:font-weight="normal" officeooo:rsid="00134455" style:font-name-asian="Times New Roman1" style:font-size-asian="12pt" style:font-weight-asian="normal" style:font-name-complex="Times New Roman1" style:font-size-complex="12pt"/>
    </style:style>
    <style:style style:name="T6" style:family="text"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fo:color="#000000" style:text-position="0% 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position="super 58%" style:font-name="Times New Roman" fo:font-size="12pt" fo:font-weight="normal" officeooo:rsid="00134455" style:font-name-asian="Times New Roman1" style:font-size-asian="12pt" style:font-weight-asian="normal" style:font-name-complex="Times New Roman1" style:font-size-complex="12pt"/>
    </style:style>
    <style:style style:name="T10" style:family="text">
      <style:text-properties officeooo:rsid="000ec7dc"/>
    </style:style>
    <style:style style:name="T11" style:family="text">
      <style:text-properties officeooo:rsid="00117cab"/>
    </style:style>
    <style:style style:name="T1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7">Thomas Hvizdos</text:span></text:p>
      <text:p text:style-name="P15"><text:span text:style-name="T5">Apartment 202</text:span></text:p>
      <text:p text:style-name="P14"><text:span text:style-name="T5">201 West 15</text:span><text:span text:style-name="T9">th</text:span><text:span text:style-name="T5"> Street</text:span><text:span text:style-name="T1"><text:tab/>612-807-4669</text:span></text:p>
      <text:p text:style-name="P2">St. Paul, MN, 55117<text:span text:style-name="T1"><text:tab/></text:span><text:a xlink:type="simple" xlink:href="mailto:thohvi0194@gmail.com" text:style-name="Internet_20_link" text:visited-style-name="Visited_20_Internet_20_Link"><text:span text:style-name="T8">thohvi0194</text:span></text:a><text:a xlink:type="simple" xlink:href="mailto:thohvi0194@gmail.com" text:style-name="Internet_20_link" text:visited-style-name="Visited_20_Internet_20_Link">@gmail.com</text:a></text:p>
      <text:p text:style-name="P8">Website: <text:span text:style-name="T3">thohvi194.github.io</text:span></text:p>
      <text:p text:style-name="P2"/>
      <text:p text:style-name="P4">EDUCATION</text:p>
      <text:p text:style-name="P6">University of Minnesota</text:p>
      <text:p text:style-name="P7">Bachelor of Arts, Computer Science<text:tab/><text:tab/><text:tab/><text:tab/> <text:s text:c="7"/>Minors in English, Mathematics</text:p>
      <text:p text:style-name="P1"><text:span text:style-name="T1">GPA: 3.75/4.0<text:tab/><text:tab/><text:tab/><text:tab/><text:tab/><text:tab/></text:span> <text:s text:c="5"/><text:span text:style-name="T1">Graduated May 2016, </text:span>summa cum laude</text:p>
      <text:p text:style-name="P1"/>
      <text:p text:style-name="P1"><text:span text:style-name="T6">University of Limerick – Study Abroad Semester<text:tab/><text:tab/><text:tab/> <text:s text:c="2"/><text:tab/> <text:s text:c="7"/></text:span><text:span text:style-name="T1">Limerick, Ireland</text:span></text:p>
      <text:p text:style-name="P3"/>
      <text:p text:style-name="P5">SKILLS</text:p>
      <text:list xml:id="list646648424645514967" text:style-name="WWNum1">
        <text:list-item>
          <text:p text:style-name="P16">Experience with C, C++, Java</text:p>
        </text:list-item>
        <text:list-item>
          <text:p text:style-name="P16">Knowledge of x86 assembly, Python, OCaml</text:p>
        </text:list-item>
        <text:list-item>
          <text:p text:style-name="P21">Understanding of software design principles: object-oriented design, modularity, information-hiding, loose coupling, design patterns, etc.</text:p>
        </text:list-item>
      </text:list>
      <text:p text:style-name="P9"/>
      <text:p text:style-name="P5">WORK EXPERIENCE</text:p>
      <text:p text:style-name="P12">Associate Engineer<text:tab/><text:tab/><text:tab/><text:tab/><text:tab/> <text:s text:c="10"/><text:tab/><text:tab/><text:tab/> <text:s/>Unisys Corporation</text:p>
      <text:p text:style-name="P13">September 2016 to Present</text:p>
      <text:list xml:id="list5361853559781387682" text:style-name="WWNum3">
        <text:list-item>
          <text:p text:style-name="P20">Analyzed and developed solutions to customer issues with the OS 2200 operating system.</text:p>
        </text:list-item>
        <text:list-item>
          <text:p text:style-name="P20">Added functionality to same. One notable project included revising the way new threads were throttled when system resources were low.</text:p>
        </text:list-item>
        <text:list-item>
          <text:p text:style-name="P20"><text:span text:style-name="T11">Helped</text:span> develop a prototype for an application that collected <text:span text:style-name="T11">and visualized</text:span> patient biometric <text:span text:style-name="T11">data</text:span>. <text:span text:style-name="T11">Said</text:span> prototype was selected for further development by senior management in Unisys’s Life Sciences group.</text:p>
        </text:list-item>
      </text:list>
      <text:p text:style-name="P5"/>
      <text:p text:style-name="P3"><text:span text:style-name="T6">Undergraduate TA (Computer Science Department)</text:span><text:span text:style-name="T1"><text:tab/><text:tab/></text:span><text:span text:style-name="T6">University of Minnesota </text:span><text:span text:style-name="T1">September 2015 to </text:span><text:span text:style-name="T2">May 2016</text:span></text:p>
      <text:list xml:id="list182955744010150" text:continue-numbering="true" text:style-name="WWNum3">
        <text:list-item>
          <text:p text:style-name="P18">Led lab sections with other TAs and guided students through practical uses of classroom concept<text:span text:style-name="T10">s.</text:span></text:p>
        </text:list-item>
        <text:list-item>
          <text:p text:style-name="P18">Met one on one with students to help them debug code and come to clearer understandings of class topics.</text:p>
        </text:list-item>
        <text:list-item>
          <text:p text:style-name="P19">Was consistently praised on anonymous student assessments of the course.</text:p>
        </text:list-item>
      </text:list>
      <text:p text:style-name="P3"/>
      <text:p text:style-name="P3"><text:span text:style-name="T6">Student Supervisor<text:tab/><text:tab/><text:tab/> <text:s text:c="4"/>University of Minnesota Parking and Transportation</text:span></text:p>
      <text:p text:style-name="P3"/>
      <text:p text:style-name="P3"><text:span text:style-name="T6">Wilderness Guide<text:tab/><text:tab/><text:tab/><text:tab/><text:tab/><text:tab/><text:tab/><text:tab/> <text:s text:c="7"/>Camp Amnicon</text:span><text:span text:style-name="T1"> June 2014 </text:span><text:span text:style-name="T4">to</text:span><text:span text:style-name="T1"> August 2014</text:span></text:p>
      <text:list xml:id="list7091324672574106021" text:style-name="WWNum4">
        <text:list-item>
          <text:p text:style-name="P17">Led junior/senior high school students on week-long canoe trips, providing a unique wilderness experience and maintaining safety.</text:p>
        </text:list-item>
        <text:list-item>
          <text:p text:style-name="P17">Facilitated group discussions on various themes, providing campers with a safe space to explore challenging issues.</text:p>
        </text:list-item>
        <text:list-item>
          <text:p text:style-name="P17">Dynamically addressed physical, logistical, and emotional problems as they arose, allowing campers to focus on learning and having fu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252in" fo:margin-bottom="0in" loext:contextual-spacing="false" fo:line-height="100%" fo:keep-together="always" fo:text-indent="-0.3in" style:auto-text-indent="false" fo:keep-with-next="always"/>
      <style:text-properties fo:color="#000000" style:text-position="0% 100%" style:font-name="Allerta" fo:font-family="Allerta" style:font-family-generic="roman" style:font-pitch="variable" fo:font-size="9pt" fo:font-weight="normal" style:font-name-asian="Allerta1" style:font-family-asian="Allerta" style:font-family-generic-asian="system" style:font-pitch-asian="variable" style:font-size-asian="9pt" style:font-weight-asian="normal" style:font-name-complex="Allerta1" style:font-family-complex="Allerta" style:font-family-generic-complex="system" style:font-pitch-complex="variable" style:font-size-complex="9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text-position="0% 100%" fo:font-size="12pt" fo:font-weight="normal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126in" fo:margin-bottom="0.9374in" fo:margin-left="1in" fo:margin-right="1in" fo:background-color="#ffffff" style:writing-mode="lr-tb" style:layout-grid-color="#c0c0c0" style:layout-grid-lines="2349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7-04-09T18:29:54.503000000</dc:date>
    <meta:editing-duration>PT20M11S</meta:editing-duration>
    <meta:editing-cycles>16</meta:editing-cycles>
    <meta:document-statistic meta:table-count="0" meta:image-count="0" meta:object-count="0" meta:page-count="1" meta:paragraph-count="29" meta:word-count="281" meta:character-count="2014" meta:non-whitespace-character-count="1694"/>
  </office:meta>
</office:document-meta>
</file>